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7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9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8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8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74cm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13cm" svg:height="1.127cm" svg:x="7.514cm" svg:y="2.397cm">
          <draw:text-box>
            <text:p>pusher_tetra_orbit</text:p>
          </draw:text-box>
        </draw:frame>
        <draw:frame draw:style-name="gr1" draw:text-style-name="P1" draw:layer="layout" svg:width="12.013cm" svg:height="1.127cm" svg:x="7.514cm" svg:y="3.911cm">
          <draw:text-box>
            <text:p>pusher_tetra_orbit_mod</text:p>
          </draw:text-box>
        </draw:frame>
        <draw:frame draw:style-name="gr1" draw:text-style-name="P1" draw:layer="layout" svg:width="12.013cm" svg:height="1.127cm" svg:x="7.145cm" svg:y="5.081cm">
          <draw:text-box>
            <text:p>initialize_const_motion</text:p>
          </draw:text-box>
        </draw:frame>
        <draw:frame draw:style-name="gr1" draw:text-style-name="P1" draw:layer="layout" svg:width="15.709cm" svg:height="1.127cm" svg:x="6.999cm" svg:y="6.071cm">
          <draw:text-box>
            <text:p>initialize_pusher_tetra_orbit_mod</text:p>
          </draw:text-box>
        </draw:frame>
        <draw:frame draw:style-name="gr2" draw:text-style-name="P1" draw:layer="layout" svg:width="12.014cm" svg:height="1.128cm" svg:x="7.146cm" svg:y="7.316cm">
          <draw:text-box>
            <text:p>pusher_tetra_orbit</text:p>
          </draw:text-box>
        </draw:frame>
        <draw:frame draw:style-name="gr1" draw:text-style-name="P1" draw:layer="layout" svg:width="12.012cm" svg:height="1.127cm" svg:x="7.149cm" svg:y="8.658cm">
          <draw:text-box>
            <text:p>analytic_coeff</text:p>
          </draw:text-box>
        </draw:frame>
        <draw:frame draw:style-name="gr1" draw:text-style-name="P1" draw:layer="layout" svg:width="12.013cm" svg:height="1.127cm" svg:x="7.15cm" svg:y="9.776cm">
          <draw:text-box>
            <text:p>quad_analytic_approx</text:p>
          </draw:text-box>
        </draw:frame>
        <draw:frame draw:style-name="gr1" draw:text-style-name="P1" draw:layer="layout" svg:width="12.013cm" svg:height="1.127cm" svg:x="2.931cm" svg:y="10.969cm">
          <draw:text-box>
            <text:p>rhs_pusher_tetra_orbit</text:p>
          </draw:text-box>
        </draw:frame>
        <draw:frame draw:style-name="gr1" draw:text-style-name="P1" draw:layer="layout" svg:width="12.014cm" svg:height="1.127cm" svg:x="7.152cm" svg:y="11.938cm">
          <draw:text-box>
            <text:p>rk4_step</text:p>
          </draw:text-box>
        </draw:frame>
        <draw:frame draw:style-name="gr3" draw:text-style-name="P1" draw:layer="layout" svg:width="13.296cm" svg:height="1.246cm" svg:x="13.993cm" svg:y="10.97cm">
          <draw:text-box>
            <text:p>rhs_pusher_tetra_orbit_ode45</text:p>
          </draw:text-box>
        </draw:frame>
        <draw:frame draw:style-name="gr2" draw:text-style-name="P1" draw:layer="layout" svg:width="17.557cm" svg:height="1.128cm" svg:x="7.329cm" svg:y="12.805cm">
          <draw:text-box>
            <text:p>newton_face_convergence</text:p>
          </draw:text-box>
        </draw:frame>
        <draw:frame draw:style-name="gr4" draw:text-style-name="P1" draw:layer="layout" svg:width="17.187cm" svg:height="1.136cm" svg:x="7.329cm" svg:y="13.657cm">
          <draw:text-box>
            <text:p>newton_face_convergence_wrapped</text:p>
          </draw:text-box>
        </draw:frame>
        <draw:frame draw:style-name="gr1" draw:text-style-name="P1" draw:layer="layout" svg:width="17.373cm" svg:height="1.127cm" svg:x="7.698cm" svg:y="14.604cm">
          <draw:text-box>
            <text:p>newton_face_convergence1</text:p>
          </draw:text-box>
        </draw:frame>
        <draw:frame draw:style-name="gr5" draw:text-style-name="P1" draw:layer="layout" svg:width="15.709cm" svg:height="1.134cm" svg:x="7.514cm" svg:y="15.74cm">
          <draw:text-box>
            <text:p>bisection_face_convergence</text:p>
          </draw:text-box>
        </draw:frame>
        <draw:frame draw:style-name="gr4" draw:text-style-name="P1" draw:layer="layout" svg:width="14.785cm" svg:height="1.136cm" svg:x="7.698cm" svg:y="16.685cm">
          <draw:text-box>
            <text:p>last_line_defense</text:p>
          </draw:text-box>
        </draw:frame>
        <draw:frame draw:style-name="gr2" draw:text-style-name="P1" draw:layer="layout" svg:width="13.122cm" svg:height="1.128cm" svg:x="7.514cm" svg:y="17.537cm">
          <draw:text-box>
            <text:p>final_processing</text:p>
          </draw:text-box>
        </draw:frame>
        <draw:frame draw:style-name="gr6" draw:text-style-name="P1" draw:layer="layout" svg:width="13.862cm" svg:height="1.325cm" svg:x="7.698cm" svg:y="18.483cm">
          <draw:text-box>
            <text:p>pusher_handover2neighbour</text:p>
          </draw:text-box>
        </draw:frame>
        <draw:frame draw:style-name="gr7" draw:text-style-name="P1" draw:layer="layout" svg:width="13.861cm" svg:height="1.324cm" svg:x="7.7cm" svg:y="19.676cm">
          <draw:text-box>
            <text:p>find_tetr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26T10:54:54.559973122</meta:creation-date>
    <dc:date>2020-03-26T12:07:29.154292170</dc:date>
    <meta:editing-duration>PT1H12M33S</meta:editing-duration>
    <meta:editing-cycles>7</meta:editing-cycles>
    <meta:generator>LibreOffice/6.4.2.2$Linux_X86_64 LibreOffice_project/470efa65018866d4eccd0320fc85de07297c8d71</meta:generator>
    <meta:document-statistic meta:object-count="18"/>
  </office:meta>
</office:document-meta>
</file>